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44cm" draw:stroke-linejoin="miter" draw:fill="none"/>
    </style:style>
    <style:style style:name="gr2" style:family="graphic" style:parent-style-name="standard">
      <style:graphic-properties draw:stroke="solid" svg:stroke-width="0.035cm" svg:stroke-color="#cccccc" draw:stroke-linejoin="miter" draw:fill="none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88cm" svg:stroke-color="#4c72b0" draw:stroke-linejoin="miter" draw:fill="none" fo:padding-top="0.169cm" fo:padding-bottom="0.169cm" fo:padding-left="0.294cm" fo:padding-right="0.294cm"/>
    </style:style>
    <style:style style:name="gr4" style:family="graphic" style:parent-style-name="standard">
      <style:graphic-properties draw:stroke="dash" draw:stroke-dash="dash76" svg:stroke-width="0.088cm" svg:stroke-color="#cd5c5c" draw:stroke-linejoin="miter" draw:fill="none" fo:padding-top="0.169cm" fo:padding-bottom="0.169cm" fo:padding-left="0.294cm" fo:padding-right="0.294cm"/>
    </style:style>
    <style:style style:name="gr5" style:family="graphic" style:parent-style-name="standard">
      <style:graphic-properties draw:stroke="solid" svg:stroke-width="0.088cm" svg:stroke-color="#000080" draw:stroke-linejoin="miter" draw:fill="none" fo:padding-top="0.169cm" fo:padding-bottom="0.169cm" fo:padding-left="0.294cm" fo:padding-right="0.294cm"/>
    </style:style>
    <style:style style:name="gr6" style:family="graphic" style:parent-style-name="standard">
      <style:graphic-properties draw:stroke="dash" draw:stroke-dash="dash78" svg:stroke-width="0.088cm" svg:stroke-color="#ff8c00" draw:stroke-linejoin="miter" draw:fill="none" fo:padding-top="0.169cm" fo:padding-bottom="0.169cm" fo:padding-left="0.294cm" fo:padding-right="0.294cm"/>
    </style:style>
    <style:style style:name="gr7" style:family="graphic" style:parent-style-name="standard">
      <style:graphic-properties draw:stroke="solid" svg:stroke-width="0.044cm" svg:stroke-color="#cccccc" draw:stroke-linejoin="miter" draw:fill="none" fo:padding-top="0.147cm" fo:padding-bottom="0.147cm" fo:padding-left="0.272cm" fo:padding-right="0.272cm"/>
    </style:style>
    <style:style style:name="gr8" style:family="graphic" style:parent-style-name="standard">
      <style:graphic-properties draw:stroke="solid" svg:stroke-width="0.035cm" svg:stroke-color="#cccccc" svg:stroke-opacity="80%" draw:stroke-linejoin="miter" draw:fill="solid" draw:fill-color="#ffffff" draw:opacity="80%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width="0.006cm" draw:stroke-linejoin="miter" draw:fill="solid" draw:fill-color="#262626"/>
    </style:style>
    <style:style style:name="gr10" style:family="graphic" style:parent-style-name="standard">
      <style:graphic-properties draw:stroke="none" svg:stroke-width="0.004cm" draw:stroke-linejoin="miter" draw:fill="solid" draw:fill-color="#808080"/>
    </style:style>
    <style:style style:name="P1" style:family="paragraph">
      <loext:graphic-properties draw:fill="none"/>
    </style:style>
    <style:style style:name="P2" style:family="paragraph">
      <loext:graphic-properties draw:fill="solid" draw:fill-color="#ffffff" draw:opacity="80%"/>
    </style:style>
    <style:style style:name="P3" style:family="paragraph">
      <loext:graphic-properties draw:fill="solid" draw:fill-color="#262626"/>
    </style:style>
    <style:style style:name="P4" style:family="paragraph">
      <loext:graphic-properties draw:fill="solid" draw:fill-color="#808080"/>
    </style:style>
  </office:automatic-styles>
  <office:body>
    <office:drawing>
      <draw:page draw:name="page1" draw:style-name="dp1" draw:master-page-name="Default">
        <draw:polygon draw:style-name="gr1" draw:text-style-name="P1" draw:layer="layout" svg:width="19.05cm" svg:height="12.7cm" svg:x="0cm" svg:y="0cm" svg:viewBox="0 0 19051 12701" draw:points="0,12701 19051,12701 19051,0 0,0">
          <text:p/>
        </draw:polygon>
        <draw:path draw:style-name="gr1" draw:text-style-name="P1" draw:layer="layout" svg:width="9.45cm" svg:height="9.45cm" svg:x="6.466cm" svg:y="1.625cm" svg:viewBox="0 0 9451 9451" svg:d="M9451 4725c0-620-122-1235-360-1808-237-573-585-1094-1024-1533s-960-787-1533-1024c-574-238-1188-360-1809-360-620 0-1235 122-1808 360-573 237-1094 585-1533 1024s-787 960-1024 1533c-238 573-360 1188-360 1808 0 621 122 1235 360 1809 237 573 585 1094 1024 1533s960 787 1533 1024c573 238 1188 360 1808 360 621 0 1235-122 1809-360 573-237 1094-585 1533-1024s787-960 1024-1533c238-574 360-1188 360-1809z">
          <text:p/>
        </draw:path>
        <draw:polyline draw:style-name="gr1" draw:text-style-name="P1" draw:layer="layout" svg:width="0cm" svg:height="0cm" svg:x="11.191cm" svg:y="6.35cm" svg:viewBox="0 0 0 0" draw:points="0,0">
          <text:p/>
        </draw:polyline>
        <draw:polygon draw:style-name="gr1" draw:text-style-name="P1" draw:layer="layout" svg:width="0cm" svg:height="0cm" svg:x="16.216cm" svg:y="6.35cm" svg:viewBox="0 0 0 0" draw:points="0,0">
          <text:p/>
        </draw:polygon>
        <draw:line draw:style-name="gr2" draw:text-style-name="P1" draw:layer="layout" svg:x1="11.191cm" svg:y1="6.35cm" svg:x2="11.191cm" svg:y2="1.625cm">
          <text:p/>
        </draw:line>
        <draw:line draw:style-name="gr2" draw:text-style-name="P1" draw:layer="layout" svg:x1="11.191cm" svg:y1="6.351cm" svg:x2="14.533cm" svg:y2="3.009cm">
          <text:p/>
        </draw:line>
        <draw:line draw:style-name="gr2" draw:text-style-name="P1" draw:layer="layout" svg:x1="11.191cm" svg:y1="6.35cm" svg:x2="15.916cm" svg:y2="6.35cm">
          <text:p/>
        </draw:line>
        <draw:line draw:style-name="gr2" draw:text-style-name="P1" draw:layer="layout" svg:x1="11.191cm" svg:y1="6.35cm" svg:x2="14.533cm" svg:y2="9.692cm">
          <text:p/>
        </draw:line>
        <draw:line draw:style-name="gr2" draw:text-style-name="P1" draw:layer="layout" svg:x1="11.191cm" svg:y1="6.35cm" svg:x2="11.191cm" svg:y2="11.075cm">
          <text:p/>
        </draw:line>
        <draw:line draw:style-name="gr2" draw:text-style-name="P1" draw:layer="layout" svg:x1="11.192cm" svg:y1="6.35cm" svg:x2="7.85cm" svg:y2="9.692cm">
          <text:p/>
        </draw:line>
        <draw:line draw:style-name="gr2" draw:text-style-name="P1" draw:layer="layout" svg:x1="11.191cm" svg:y1="6.35cm" svg:x2="6.466cm" svg:y2="6.35cm">
          <text:p/>
        </draw:line>
        <draw:line draw:style-name="gr2" draw:text-style-name="P1" draw:layer="layout" svg:x1="11.192cm" svg:y1="6.351cm" svg:x2="7.85cm" svg:y2="3.009cm">
          <text:p/>
        </draw:line>
        <draw:polyline draw:style-name="gr2" draw:text-style-name="P1" draw:layer="layout" svg:width="0cm" svg:height="0cm" svg:x="11.191cm" svg:y="6.35cm" svg:viewBox="0 0 0 0" draw:points="0,0">
          <text:p/>
        </draw:polyline>
        <draw:path draw:style-name="gr2" draw:text-style-name="P1" draw:layer="layout" svg:width="1.89cm" svg:height="1.89cm" svg:x="10.246cm" svg:y="5.405cm" svg:viewBox="0 0 1891 1891" svg:d="M945 0c125 0 248 24 362 72 115 47 219 117 307 205s157 192 205 307c48 114 72 237 72 361 0 125-24 248-72 362-48 115-117 219-205 307s-192 157-307 205c-114 48-237 72-362 72-124 0-247-24-361-72-115-48-219-117-307-205s-158-192-205-307c-48-114-72-237-72-362 0-124 24-247 72-361 47-115 117-219 205-307s192-158 307-205c114-48 237-72 361-72z">
          <text:p/>
        </draw:path>
        <draw:path draw:style-name="gr2" draw:text-style-name="P1" draw:layer="layout" svg:width="3.78cm" svg:height="3.78cm" svg:x="9.301cm" svg:y="4.46cm" svg:viewBox="0 0 3781 3781" svg:d="M1890 0c249 0 495 49 724 144s438 234 613 410c176 175 315 384 410 613s144 475 144 723c0 249-49 495-144 724s-234 438-410 613c-175 176-384 315-613 410s-475 144-724 144c-248 0-494-49-723-144s-438-234-613-410c-176-175-315-384-410-613s-144-475-144-724c0-248 49-494 144-723s234-438 410-613c175-176 384-315 613-410s475-144 723-144z">
          <text:p/>
        </draw:path>
        <draw:path draw:style-name="gr2" draw:text-style-name="P1" draw:layer="layout" svg:width="5.67cm" svg:height="5.67cm" svg:x="8.356cm" svg:y="3.515cm" svg:viewBox="0 0 5671 5671" svg:d="M2835 0c373 0 742 73 1086 216 344 142 656 351 919 614 264 264 473 576 615 920 143 344 216 713 216 1085 0 373-73 742-216 1086-142 344-351 656-615 919-263 264-575 473-919 615-344 143-713 216-1086 216-372 0-741-73-1085-216-344-142-656-351-920-615-263-263-472-575-614-919-143-344-216-713-216-1086 0-372 73-741 216-1085 142-344 351-656 614-920 264-263 576-472 920-614 344-143 713-216 1085-216z">
          <text:p/>
        </draw:path>
        <draw:path draw:style-name="gr2" draw:text-style-name="P1" draw:layer="layout" svg:width="7.56cm" svg:height="7.56cm" svg:x="7.411cm" svg:y="2.57cm" svg:viewBox="0 0 7561 7561" svg:d="M3780 0c497 0 989 98 1447 288 459 190 876 468 1227 819s629 768 819 1227c190 458 288 950 288 1446 0 497-98 989-288 1447-190 459-468 876-819 1227s-768 629-1227 819c-458 190-950 288-1447 288-496 0-988-98-1446-288-459-190-876-468-1227-819s-629-768-819-1227c-190-458-288-950-288-1447 0-496 98-988 288-1446 190-459 468-876 819-1227s768-629 1227-819c458-190 950-288 1446-288z">
          <text:p/>
        </draw:path>
        <draw:path draw:style-name="gr2" draw:text-style-name="P1" draw:layer="layout" svg:width="9.45cm" svg:height="9.45cm" svg:x="6.466cm" svg:y="1.625cm" svg:viewBox="0 0 9451 9451" svg:d="M4725 0c621 0 1235 122 1809 360 573 237 1094 585 1533 1024s787 960 1024 1533c238 573 360 1188 360 1808 0 621-122 1235-360 1809-237 573-585 1094-1024 1533s-960 787-1533 1024c-574 238-1188 360-1809 360-620 0-1235-122-1808-360-573-237-1094-585-1533-1024s-787-960-1024-1533c-238-574-360-1188-360-1809 0-620 122-1235 360-1808 237-573 585-1094 1024-1533s960-787 1533-1024c573-238 1188-360 1808-360z">
          <text:p/>
        </draw:path>
        <draw:polygon draw:style-name="gr3" draw:text-style-name="P1" draw:layer="layout" svg:width="7.67cm" svg:height="7.98cm" svg:x="7.288cm" svg:y="2.418cm" svg:viewBox="0 0 7671 7981" draw:points="3903,0 6800,1035 7671,3932 6612,6640 3903,7981 1104,6731 0,3932 1679,1707">
          <text:p/>
        </draw:polygon>
        <draw:polygon draw:style-name="gr4" draw:text-style-name="P1" draw:layer="layout" svg:width="7.655cm" svg:height="7.819cm" svg:x="7.731cm" svg:y="1.842cm" svg:viewBox="0 0 7656 7820" draw:points="3461,0 6666,1304 7656,4509 6773,7820 3461,7457 203,7766 0,4509 1050,2097">
          <text:p/>
        </draw:polygon>
        <draw:polygon draw:style-name="gr5" draw:text-style-name="P1" draw:layer="layout" svg:width="6.961cm" svg:height="7.629cm" svg:x="8.003cm" svg:y="2.02cm" svg:viewBox="0 0 6962 7630" draw:points="3189,0 6274,1246 6962,4330 6488,7630 3189,6115 0,7519 766,4330 1474,2615">
          <text:p/>
        </draw:polygon>
        <draw:polygon draw:style-name="gr6" draw:text-style-name="P1" draw:layer="layout" svg:width="7.838cm" svg:height="7.838cm" svg:x="7.648cm" svg:y="1.829cm" svg:viewBox="0 0 7839 7839" draw:points="3543,0 6753,1312 7839,4521 6861,7839 3543,7538 281,7784 0,4521 1068,2046">
          <text:p/>
        </draw:polygon>
        <draw:path draw:style-name="gr7" draw:text-style-name="P1" draw:layer="layout" svg:width="9.45cm" svg:height="9.45cm" svg:x="6.466cm" svg:y="1.625cm" svg:viewBox="0 0 9451 9451" svg:d="M4725 0c-620 0-1235 122-1808 360-573 237-1094 585-1533 1024s-787 960-1024 1533c-238 573-360 1188-360 1808 0 621 122 1235 360 1809 237 573 585 1094 1024 1533s960 787 1533 1024c573 238 1188 360 1808 360 621 0 1235-122 1809-360 573-237 1094-585 1533-1024s787-960 1024-1533c238-574 360-1188 360-1809 0-620-122-1235-360-1808-237-573-585-1094-1024-1533s-960-787-1533-1024c-574-238-1188-360-1809-360z">
          <text:p/>
        </draw:path>
        <draw:path draw:style-name="gr8" draw:text-style-name="P2" draw:layer="layout" svg:width="5.622cm" svg:height="3.482cm" svg:x="0.553cm" svg:y="1.916cm" svg:viewBox="0 0 5623 3483" svg:d="M116 3483h5390c78 0 117-39 117-116v-3251c0-77-39-116-117-116h-5390c-77 0-116 39-116 116v3251c0 77 39 116 116 116z">
          <text:p/>
        </draw:path>
        <draw:line draw:style-name="gr3" draw:text-style-name="P1" draw:layer="layout" svg:x1="0.786cm" svg:y1="2.369cm" svg:x2="1.95cm" svg:y2="2.369cm">
          <text:p/>
        </draw:line>
        <draw:line draw:style-name="gr4" draw:text-style-name="P1" draw:layer="layout" svg:x1="0.786cm" svg:y1="3.192cm" svg:x2="1.95cm" svg:y2="3.192cm">
          <text:p/>
        </draw:line>
        <draw:line draw:style-name="gr5" draw:text-style-name="P1" draw:layer="layout" svg:x1="0.786cm" svg:y1="4.023cm" svg:x2="1.95cm" svg:y2="4.023cm">
          <text:p/>
        </draw:line>
        <draw:line draw:style-name="gr6" draw:text-style-name="P1" draw:layer="layout" svg:x1="0.786cm" svg:y1="4.846cm" svg:x2="1.95cm" svg:y2="4.846cm">
          <text:p/>
        </draw:line>
        <draw:path draw:style-name="gr9" draw:text-style-name="P3" draw:layer="layout" svg:width="0.39cm" svg:height="0.417cm" svg:x="10.705cm" svg:y="0.684cm" svg:viewBox="0 0 391 418" svg:d="M0 418l160-418h60l171 418h-63l-49-127h-174l-46 127zM121 246h141l-43-116c-14-35-24-64-30-86-5 27-13 53-23 80z">
          <text:p/>
        </draw:path>
        <draw:path draw:style-name="gr9" draw:text-style-name="P3" draw:layer="layout" svg:width="0.263cm" svg:height="0.316cm" svg:x="11.117cm" svg:y="0.792cm" svg:viewBox="0 0 264 317" svg:d="M213 199l51 6c-6 35-20 62-43 82-22 20-50 30-83 30-42 0-75-14-100-41s-38-66-38-117c0-32 5-61 16-85 11-25 28-43 50-56 22-12 46-18 72-18 33 0 60 8 81 25s34 40 40 71l-50 8c-5-21-13-36-25-46-12-11-27-16-44-16-26 0-47 10-63 28-16 19-24 48-24 88 0 41 8 70 23 89 16 18 36 27 61 27 20 0 37-6 51-18 13-13 22-32 25-57z">
          <text:p/>
        </draw:path>
        <draw:path draw:style-name="gr9" draw:text-style-name="P3" draw:layer="layout" svg:width="0.263cm" svg:height="0.316cm" svg:x="11.408cm" svg:y="0.792cm" svg:viewBox="0 0 264 317" svg:d="M213 199l51 6c-6 35-20 62-43 82-22 20-50 30-83 30-42 0-75-14-100-41s-38-66-38-117c0-32 5-61 16-85 11-25 28-43 50-56 22-12 46-18 72-18 33 0 60 8 81 25s34 40 40 71l-50 8c-5-21-13-36-25-46-12-11-27-16-44-16-26 0-47 10-63 28-16 19-24 48-24 88 0 41 8 70 23 89 16 18 36 27 61 27 20 0 37-6 51-18 13-13 22-32 25-57z">
          <text:p/>
        </draw:path>
        <draw:path draw:style-name="gr9" draw:text-style-name="P3" draw:layer="layout" svg:width="0.367cm" svg:height="0.417cm" svg:x="14.311cm" svg:y="2.266cm" svg:viewBox="0 0 368 418" svg:d="M0 418v-418h185c37 0 66 4 85 11 20 8 35 21 47 40 11 19 17 40 17 63 0 30-10 55-29 75s-49 33-89 39c15 7 26 14 34 20 16 15 31 34 46 56l72 114h-69l-56-87c-16-25-29-45-40-58-10-13-19-22-28-28-8-5-16-9-25-11-6-1-16-2-31-2h-64v186zM55 184h119c25 0 45-2 59-7 15-6 26-14 33-26 7-11 11-24 11-37 0-20-7-36-21-49-15-12-37-19-68-19h-133z">
          <text:p/>
        </draw:path>
        <draw:polygon draw:style-name="gr9" draw:text-style-name="P3" draw:layer="layout" svg:width="0.339cm" svg:height="0.037cm" svg:x="14.677cm" svg:y="2.761cm" svg:viewBox="0 0 340 38" draw:points="0,38 0,0 340,0 340,38">
          <text:p/>
        </draw:polygon>
        <draw:path draw:style-name="gr9" draw:text-style-name="P3" draw:layer="layout" svg:width="0.051cm" svg:height="0.417cm" svg:x="15.048cm" svg:y="2.266cm" svg:viewBox="0 0 52 418" svg:d="M0 59v-59h52v59zM0 418v-303h52v303z">
          <text:p/>
        </draw:path>
        <draw:path draw:style-name="gr9" draw:text-style-name="P3" draw:layer="layout" svg:width="0.245cm" svg:height="0.309cm" svg:x="15.177cm" svg:y="2.374cm" svg:viewBox="0 0 246 310" svg:d="M0 310v-303h46v43c22-33 55-50 97-50 18 0 35 3 50 10 15 6 27 15 34 26 8 10 13 23 16 38 2 9 3 26 3 49v187h-51v-185c0-20-2-36-6-46-4-11-11-19-21-25-11-6-22-9-36-9-22 0-41 6-57 20s-24 41-24 79v166z">
          <text:p/>
        </draw:path>
        <draw:path draw:style-name="gr9" draw:text-style-name="P3" draw:layer="layout" svg:width="0.263cm" svg:height="0.316cm" svg:x="15.485cm" svg:y="2.374cm" svg:viewBox="0 0 264 317" svg:d="M213 199l51 6c-6 35-20 62-43 82-22 20-50 30-83 30-42 0-75-14-100-41s-38-66-38-117c0-32 5-61 16-85 11-25 28-43 50-56 22-12 46-18 72-18 33 0 60 8 81 25s34 40 40 71l-50 8c-5-21-13-36-25-46-12-11-27-16-44-16-26 0-47 10-63 28-16 19-24 48-24 88 0 41 8 70 23 89 16 18 36 27 61 27 20 0 37-6 51-18 13-13 22-32 25-57z">
          <text:p/>
        </draw:path>
        <draw:path draw:style-name="gr9" draw:text-style-name="P3" draw:layer="layout" svg:width="0.367cm" svg:height="0.417cm" svg:x="16.063cm" svg:y="6.084cm" svg:viewBox="0 0 368 418" svg:d="M0 418v-418h185c37 0 66 4 85 11 20 8 35 21 47 40 11 19 17 40 17 63 0 30-10 55-29 75s-49 33-89 39c15 7 26 14 34 20 16 15 31 34 46 56l72 114h-69l-56-87c-16-25-29-45-40-58-10-13-19-22-28-28-8-5-16-9-25-11-6-1-16-2-31-2h-64v186zM55 184h119c25 0 45-2 59-7 15-6 26-14 33-26 7-11 11-24 11-37 0-20-7-36-21-49-15-12-37-19-68-19h-133z">
          <text:p/>
        </draw:path>
        <draw:polygon draw:style-name="gr9" draw:text-style-name="P3" draw:layer="layout" svg:width="0.339cm" svg:height="0.037cm" svg:x="16.429cm" svg:y="6.579cm" svg:viewBox="0 0 340 38" draw:points="0,38 0,0 340,0 340,38">
          <text:p/>
        </draw:polygon>
        <draw:path draw:style-name="gr9" draw:text-style-name="P3" draw:layer="layout" svg:width="0.263cm" svg:height="0.316cm" svg:x="16.784cm" svg:y="6.192cm" svg:viewBox="0 0 264 317" svg:d="M213 199l51 6c-6 35-20 62-43 82-22 20-50 30-83 30-42 0-75-14-100-41s-38-66-38-117c0-32 5-61 16-85 11-25 28-43 50-56 22-12 46-18 72-18 33 0 60 8 81 25s34 40 40 71l-50 8c-5-21-13-36-25-46-12-11-27-16-44-16-26 0-47 10-63 28-16 19-24 48-24 88 0 41 8 70 23 89 16 18 36 27 61 27 20 0 37-6 51-18 13-13 22-32 25-57z">
          <text:p/>
        </draw:path>
        <draw:path draw:style-name="gr9" draw:text-style-name="P3" draw:layer="layout" svg:width="0.283cm" svg:height="0.316cm" svg:x="17.072cm" svg:y="6.192cm" svg:viewBox="0 0 284 317" svg:d="M0 158c0-56 16-97 47-124 26-23 58-34 95-34 42 0 76 14 102 41 27 27 40 65 40 113 0 39-6 70-18 92-11 22-28 40-51 52-22 12-47 19-73 19-42 0-77-14-103-41s-39-67-39-118zM53 158c0 39 8 68 25 87 17 20 38 29 64 29s47-9 64-29c17-19 25-49 25-88 0-38-9-66-26-86-17-19-38-28-63-28-26 0-47 9-64 28-17 20-25 48-25 87z">
          <text:p/>
        </draw:path>
        <draw:path draw:style-name="gr9" draw:text-style-name="P3" draw:layer="layout" svg:width="0.164cm" svg:height="0.309cm" svg:x="17.414cm" svg:y="6.192cm" svg:viewBox="0 0 165 310" svg:d="M0 310v-303h46v46c12-22 23-36 33-43s21-10 33-10c17 0 35 6 53 17l-18 47c-12-7-25-11-37-11s-22 3-31 10-15 16-19 28c-6 18-9 38-9 60v159z">
          <text:p/>
        </draw:path>
        <draw:path draw:style-name="gr9" draw:text-style-name="P3" draw:layer="layout" svg:width="0.164cm" svg:height="0.309cm" svg:x="17.608cm" svg:y="6.192cm" svg:viewBox="0 0 165 310" svg:d="M0 310v-303h46v46c12-22 23-36 33-43s21-10 33-10c17 0 35 6 53 17l-18 47c-12-7-25-11-37-11s-22 3-31 10-15 16-19 28c-6 18-9 38-9 60v159z">
          <text:p/>
        </draw:path>
        <draw:path draw:style-name="gr9" draw:text-style-name="P3" draw:layer="layout" svg:width="0.318cm" svg:height="0.417cm" svg:x="14.326cm" svg:y="9.902cm" svg:viewBox="0 0 319 418" svg:d="M0 418v-418h158c27 0 49 1 63 4 21 3 38 10 52 20 14 9 25 22 33 40 9 17 13 36 13 57 0 35-11 65-34 90s-63 37-123 37h-107v170zM55 199h108c36 0 61-7 76-20 16-14 23-32 23-57 0-17-4-32-13-44-9-13-21-21-35-25-10-3-27-4-52-4h-107z">
          <text:p/>
        </draw:path>
        <draw:polygon draw:style-name="gr9" draw:text-style-name="P3" draw:layer="layout" svg:width="0.339cm" svg:height="0.037cm" svg:x="14.661cm" svg:y="10.397cm" svg:viewBox="0 0 340 38" draw:points="0,38 0,0 340,0 340,38">
          <text:p/>
        </draw:polygon>
        <draw:path draw:style-name="gr9" draw:text-style-name="P3" draw:layer="layout" svg:width="0.051cm" svg:height="0.417cm" svg:x="15.032cm" svg:y="9.902cm" svg:viewBox="0 0 52 418" svg:d="M0 59v-59h52v59zM0 418v-303h52v303z">
          <text:p/>
        </draw:path>
        <draw:path draw:style-name="gr9" draw:text-style-name="P3" draw:layer="layout" svg:width="0.245cm" svg:height="0.309cm" svg:x="15.161cm" svg:y="10.01cm" svg:viewBox="0 0 246 310" svg:d="M0 310v-303h46v43c22-33 55-50 97-50 18 0 35 3 50 10 15 6 27 15 34 26 8 10 13 23 16 38 2 9 3 26 3 49v187h-51v-185c0-20-2-36-6-46-4-11-11-19-21-25-11-6-22-9-36-9-22 0-41 6-57 20s-24 41-24 79v166z">
          <text:p/>
        </draw:path>
        <draw:path draw:style-name="gr9" draw:text-style-name="P3" draw:layer="layout" svg:width="0.263cm" svg:height="0.316cm" svg:x="15.469cm" svg:y="10.01cm" svg:viewBox="0 0 264 317" svg:d="M213 199l51 6c-6 35-20 62-43 82-22 20-50 30-83 30-42 0-75-14-100-41s-38-66-38-117c0-32 5-61 16-85 11-25 28-43 50-56 22-12 46-18 72-18 33 0 60 8 81 25s34 40 40 71l-50 8c-5-21-13-36-25-46-12-11-27-16-44-16-26 0-47 10-63 28-16 19-24 48-24 88 0 41 8 70 23 89 16 18 36 27 61 27 20 0 37-6 51-18 13-13 22-32 25-57z">
          <text:p/>
        </draw:path>
        <draw:path draw:style-name="gr9" draw:text-style-name="P3" draw:layer="layout" svg:width="0.318cm" svg:height="0.417cm" svg:x="10.379cm" svg:y="11.483cm" svg:viewBox="0 0 319 418" svg:d="M0 418v-418h158c27 0 49 1 63 4 21 3 38 10 52 20 14 9 25 22 33 40 9 17 13 36 13 57 0 35-11 65-34 90s-63 37-123 37h-107v170zM55 199h108c36 0 61-7 76-20 16-14 23-32 23-57 0-17-4-32-13-44-9-13-21-21-35-25-10-3-27-4-52-4h-107z">
          <text:p/>
        </draw:path>
        <draw:polygon draw:style-name="gr9" draw:text-style-name="P3" draw:layer="layout" svg:width="0.339cm" svg:height="0.037cm" svg:x="10.713cm" svg:y="11.979cm" svg:viewBox="0 0 340 38" draw:points="0,38 0,0 340,0 340,38">
          <text:p/>
        </draw:polygon>
        <draw:path draw:style-name="gr9" draw:text-style-name="P3" draw:layer="layout" svg:width="0.263cm" svg:height="0.316cm" svg:x="11.069cm" svg:y="11.591cm" svg:viewBox="0 0 264 317" svg:d="M213 199l51 6c-6 35-20 62-43 82-22 20-50 30-83 30-42 0-75-14-100-41s-38-66-38-117c0-32 5-61 16-85 11-25 28-43 50-56 22-12 46-18 72-18 33 0 60 8 81 25s34 40 40 71l-50 8c-5-21-13-36-25-46-12-11-27-16-44-16-26 0-47 10-63 28-16 19-24 48-24 88 0 41 8 70 23 89 16 18 36 27 61 27 20 0 37-6 51-18 13-13 22-32 25-57z">
          <text:p/>
        </draw:path>
        <draw:path draw:style-name="gr9" draw:text-style-name="P3" draw:layer="layout" svg:width="0.283cm" svg:height="0.316cm" svg:x="11.356cm" svg:y="11.591cm" svg:viewBox="0 0 284 317" svg:d="M0 158c0-56 16-97 47-124 26-23 58-34 95-34 42 0 76 14 102 41 27 27 40 65 40 113 0 39-6 70-18 92-11 22-28 40-51 52-22 12-47 19-73 19-42 0-77-14-103-41s-39-67-39-118zM53 158c0 39 8 68 25 87 17 20 38 29 64 29s47-9 64-29c17-19 25-49 25-88 0-38-9-66-26-86-17-19-38-28-63-28-26 0-47 9-64 28-17 20-25 48-25 87z">
          <text:p/>
        </draw:path>
        <draw:path draw:style-name="gr9" draw:text-style-name="P3" draw:layer="layout" svg:width="0.164cm" svg:height="0.309cm" svg:x="11.699cm" svg:y="11.591cm" svg:viewBox="0 0 165 310" svg:d="M0 310v-303h46v46c12-22 23-36 33-43s21-10 33-10c17 0 35 6 53 17l-18 47c-12-7-25-11-37-11s-22 3-31 10-15 16-19 28c-6 18-9 38-9 60v159z">
          <text:p/>
        </draw:path>
        <draw:path draw:style-name="gr9" draw:text-style-name="P3" draw:layer="layout" svg:width="0.164cm" svg:height="0.309cm" svg:x="11.892cm" svg:y="11.591cm" svg:viewBox="0 0 165 310" svg:d="M0 310v-303h46v46c12-22 23-36 33-43s21-10 33-10c17 0 35 6 53 17l-18 47c-12-7-25-11-37-11s-22 3-31 10-15 16-19 28c-6 18-9 38-9 60v159z">
          <text:p/>
        </draw:path>
        <draw:polygon draw:style-name="gr9" draw:text-style-name="P3" draw:layer="layout" svg:width="0.281cm" svg:height="0.417cm" svg:x="6.547cm" svg:y="9.903cm" svg:viewBox="0 0 282 418" draw:points="0,418 0,0 282,0 282,49 55,49 55,179 252,179 252,228 55,228 55,418">
          <text:p/>
        </draw:polygon>
        <draw:path draw:style-name="gr9" draw:text-style-name="P3" draw:layer="layout" svg:width="0.153cm" svg:height="0.418cm" svg:x="6.918cm" svg:y="9.901cm" svg:viewBox="0 0 154 419" svg:d="M154 419h-51v-326c-12 11-29 23-49 35s-38 21-54 26v-49c29-14 54-30 76-49 21-19 36-38 45-56h33z">
          <text:p/>
        </draw:path>
        <draw:polygon draw:style-name="gr9" draw:text-style-name="P3" draw:layer="layout" svg:width="0.339cm" svg:height="0.037cm" svg:x="7.17cm" svg:y="10.398cm" svg:viewBox="0 0 340 38" draw:points="0,38 0,0 340,0 340,38">
          <text:p/>
        </draw:polygon>
        <draw:path draw:style-name="gr9" draw:text-style-name="P3" draw:layer="layout" svg:width="0.051cm" svg:height="0.417cm" svg:x="7.541cm" svg:y="9.903cm" svg:viewBox="0 0 52 418" svg:d="M0 59v-59h52v59zM0 418v-303h52v303z">
          <text:p/>
        </draw:path>
        <draw:path draw:style-name="gr9" draw:text-style-name="P3" draw:layer="layout" svg:width="0.245cm" svg:height="0.309cm" svg:x="7.67cm" svg:y="10.011cm" svg:viewBox="0 0 246 310" svg:d="M0 310v-303h46v43c22-33 55-50 97-50 18 0 35 3 50 10 15 6 27 15 34 26 8 10 13 23 16 38 2 9 3 26 3 49v187h-51v-185c0-20-2-36-6-46-4-11-11-19-21-25-11-6-22-9-36-9-22 0-41 6-57 20s-24 41-24 79v166z">
          <text:p/>
        </draw:path>
        <draw:path draw:style-name="gr9" draw:text-style-name="P3" draw:layer="layout" svg:width="0.263cm" svg:height="0.316cm" svg:x="7.978cm" svg:y="10.011cm" svg:viewBox="0 0 264 317" svg:d="M213 199l51 6c-6 35-20 62-43 82-22 20-50 30-83 30-42 0-75-14-100-41s-38-66-38-117c0-32 5-61 16-85 11-25 28-43 50-56 22-12 46-18 72-18 33 0 60 8 81 25s34 40 40 71l-50 8c-5-21-13-36-25-46-12-11-27-16-44-16-26 0-47 10-63 28-16 19-24 48-24 88 0 41 8 70 23 89 16 18 36 27 61 27 20 0 37-6 51-18 13-13 22-32 25-57z">
          <text:p/>
        </draw:path>
        <draw:polygon draw:style-name="gr9" draw:text-style-name="P3" draw:layer="layout" svg:width="0.281cm" svg:height="0.417cm" svg:x="4.437cm" svg:y="6.085cm" svg:viewBox="0 0 282 418" draw:points="0,418 0,0 282,0 282,49 55,49 55,179 252,179 252,228 55,228 55,418">
          <text:p/>
        </draw:polygon>
        <draw:path draw:style-name="gr9" draw:text-style-name="P3" draw:layer="layout" svg:width="0.153cm" svg:height="0.418cm" svg:x="4.808cm" svg:y="6.083cm" svg:viewBox="0 0 154 419" svg:d="M154 419h-51v-326c-12 11-29 23-49 35s-38 21-54 26v-49c29-14 54-30 76-49 21-19 36-38 45-56h33z">
          <text:p/>
        </draw:path>
        <draw:polygon draw:style-name="gr9" draw:text-style-name="P3" draw:layer="layout" svg:width="0.339cm" svg:height="0.037cm" svg:x="5.059cm" svg:y="6.58cm" svg:viewBox="0 0 340 38" draw:points="0,38 0,0 340,0 340,38">
          <text:p/>
        </draw:polygon>
        <draw:path draw:style-name="gr9" draw:text-style-name="P3" draw:layer="layout" svg:width="0.263cm" svg:height="0.316cm" svg:x="5.415cm" svg:y="6.193cm" svg:viewBox="0 0 264 317" svg:d="M213 199l51 6c-6 35-20 62-43 82-22 20-50 30-83 30-42 0-75-14-100-41s-38-66-38-117c0-32 5-61 16-85 11-25 28-43 50-56 22-12 46-18 72-18 33 0 60 8 81 25s34 40 40 71l-50 8c-5-21-13-36-25-46-12-11-27-16-44-16-26 0-47 10-63 28-16 19-24 48-24 88 0 41 8 70 23 89 16 18 36 27 61 27 20 0 37-6 51-18 13-13 22-32 25-57z">
          <text:p/>
        </draw:path>
        <draw:path draw:style-name="gr9" draw:text-style-name="P3" draw:layer="layout" svg:width="0.283cm" svg:height="0.316cm" svg:x="5.702cm" svg:y="6.193cm" svg:viewBox="0 0 284 317" svg:d="M0 158c0-56 16-97 47-124 26-23 58-34 95-34 42 0 76 14 102 41 27 27 40 65 40 113 0 39-6 70-18 92-11 22-28 40-51 52-22 12-47 19-73 19-42 0-77-14-103-41s-39-67-39-118zM53 158c0 39 8 68 25 87 17 20 38 29 64 29s47-9 64-29c17-19 25-49 25-88 0-38-9-66-26-86-17-19-38-28-63-28-26 0-47 9-64 28-17 20-25 48-25 87z">
          <text:p/>
        </draw:path>
        <draw:path draw:style-name="gr9" draw:text-style-name="P3" draw:layer="layout" svg:width="0.164cm" svg:height="0.309cm" svg:x="6.044cm" svg:y="6.193cm" svg:viewBox="0 0 165 310" svg:d="M0 310v-303h46v46c12-22 23-36 33-43s21-10 33-10c17 0 35 6 53 17l-18 47c-12-7-25-11-37-11s-22 3-31 10-15 16-19 28c-6 18-9 38-9 60v159z">
          <text:p/>
        </draw:path>
        <draw:path draw:style-name="gr9" draw:text-style-name="P3" draw:layer="layout" svg:width="0.164cm" svg:height="0.309cm" svg:x="6.238cm" svg:y="6.193cm" svg:viewBox="0 0 165 310" svg:d="M0 310v-303h46v46c12-22 23-36 33-43s21-10 33-10c17 0 35 6 53 17l-18 47c-12-7-25-11-37-11s-22 3-31 10-15 16-19 28c-6 18-9 38-9 60v159z">
          <text:p/>
        </draw:path>
        <draw:path draw:style-name="gr9" draw:text-style-name="P3" draw:layer="layout" svg:width="0.398cm" svg:height="0.417cm" svg:x="6.753cm" svg:y="2.266cm" svg:viewBox="0 0 399 418" svg:d="M0 418v-418h83l99 296c9 27 16 48 20 62 5-16 12-38 22-67l100-291h75v418h-54v-350l-121 350h-50l-121-356v356z">
          <text:p/>
        </draw:path>
        <draw:path draw:style-name="gr9" draw:text-style-name="P3" draw:layer="layout" svg:width="0.368cm" svg:height="0.431cm" svg:x="7.224cm" svg:y="2.259cm" svg:viewBox="0 0 369 432" svg:d="M314 278l55 14c-11 46-32 80-62 104s-67 36-111 36c-45 0-81-9-110-28-28-18-49-45-64-79-15-35-22-72-22-112 0-44 8-82 25-114s40-57 71-74 64-25 101-25c42 0 77 11 106 32 28 21 48 51 59 90l-54 12c-10-30-24-52-42-66-19-14-42-21-70-21-32 0-59 8-80 23-22 16-37 36-46 62s-13 53-13 80c0 36 5 67 16 93 10 27 26 47 48 60s45 20 71 20c31 0 57-9 78-27 22-18 36-45 44-80z">
          <text:p/>
        </draw:path>
        <draw:path draw:style-name="gr9" draw:text-style-name="P3" draw:layer="layout" svg:width="0.368cm" svg:height="0.431cm" svg:x="7.644cm" svg:y="2.259cm" svg:viewBox="0 0 369 432" svg:d="M314 278l55 14c-11 46-32 80-62 104s-67 36-111 36c-45 0-81-9-110-28-28-18-49-45-64-79-15-35-22-72-22-112 0-44 8-82 25-114s40-57 71-74 64-25 101-25c42 0 77 11 106 32 28 21 48 51 59 90l-54 12c-10-30-24-52-42-66-19-14-42-21-70-21-32 0-59 8-80 23-22 16-37 36-46 62s-13 53-13 80c0 36 5 67 16 93 10 27 26 47 48 60s45 20 71 20c31 0 57-9 78-27 22-18 36-45 44-80z">
          <text:p/>
        </draw:path>
        <draw:path draw:style-name="gr10" draw:text-style-name="P4" draw:layer="layout" svg:width="0.206cm" svg:height="0.322cm" svg:x="11.209cm" svg:y="5.945cm" svg:viewBox="0 0 207 323" svg:d="M0 162c0-38 4-68 12-91 7-22 19-40 34-52 15-13 34-19 57-19 17 0 32 3 45 10s24 17 32 30 15 28 20 47c4 18 7 43 7 75 0 37-4 67-12 90-7 23-19 40-34 53-15 12-34 18-58 18-30 0-54-11-72-33-21-26-31-69-31-128zM40 162c0 52 6 86 18 104 12 17 28 25 45 25 18 0 33-8 46-26 12-17 18-51 18-103s-6-87-18-104c-13-17-28-26-46-26s-32 8-43 23c-13 19-20 55-20 107z">
          <text:p/>
        </draw:path>
        <draw:path draw:style-name="gr10" draw:text-style-name="P4" draw:layer="layout" svg:width="0.206cm" svg:height="0.322cm" svg:x="11.209cm" svg:y="5cm" svg:viewBox="0 0 207 323" svg:d="M0 162c0-38 4-68 12-91 7-22 19-40 34-52 15-13 34-19 57-19 17 0 32 3 45 10s24 17 32 30 15 28 20 47c4 18 7 43 7 75 0 37-4 67-12 90-7 23-19 40-34 53-15 12-34 18-58 18-30 0-54-11-72-33-21-26-31-69-31-128zM40 162c0 52 6 86 18 104 12 17 28 25 45 25 18 0 33-8 46-26 12-17 18-51 18-103s-6-87-18-104c-13-17-28-26-46-26s-32 8-43 23c-13 19-20 55-20 107z">
          <text:p/>
        </draw:path>
        <draw:polygon draw:style-name="gr10" draw:text-style-name="P4" draw:layer="layout" svg:width="0.044cm" svg:height="0.044cm" svg:x="11.476cm" svg:y="5.273cm" svg:viewBox="0 0 45 45" draw:points="0,45 0,0 45,0 45,45">
          <text:p/>
        </draw:polygon>
        <draw:path draw:style-name="gr10" draw:text-style-name="P4" draw:layer="layout" svg:width="0.209cm" svg:height="0.317cm" svg:x="11.572cm" svg:y="5cm" svg:viewBox="0 0 210 318" svg:d="M210 281v37h-210c0-9 1-18 5-27 5-14 13-28 25-42s29-30 51-48c35-28 58-51 70-67 12-17 18-32 18-47s-5-28-16-39c-11-10-26-16-44-16s-33 6-45 17c-11 11-16 27-17 47l-40-4c3-30 13-53 31-69 18-15 42-23 72-23 31 0 55 8 73 25 17 17 26 38 26 63 0 13-2 25-8 37-5 13-13 25-25 39-12 13-32 32-60 56-24 19-39 33-46 40-6 7-12 14-16 21z">
          <text:p/>
        </draw:path>
        <draw:path draw:style-name="gr10" draw:text-style-name="P4" draw:layer="layout" svg:width="0.206cm" svg:height="0.322cm" svg:x="11.209cm" svg:y="4.055cm" svg:viewBox="0 0 207 323" svg:d="M0 162c0-38 4-68 12-91 7-22 19-40 34-52 15-13 34-19 57-19 17 0 32 3 45 10s24 17 32 30 15 28 20 47c4 18 7 43 7 75 0 37-4 67-12 90-7 23-19 40-34 53-15 12-34 18-58 18-30 0-54-11-72-33-21-26-31-69-31-128zM40 162c0 52 6 86 18 104 12 17 28 25 45 25 18 0 33-8 46-26 12-17 18-51 18-103s-6-87-18-104c-13-17-28-26-46-26s-32 8-43 23c-13 19-20 55-20 107z">
          <text:p/>
        </draw:path>
        <draw:polygon draw:style-name="gr10" draw:text-style-name="P4" draw:layer="layout" svg:width="0.044cm" svg:height="0.044cm" svg:x="11.476cm" svg:y="4.328cm" svg:viewBox="0 0 45 45" draw:points="0,45 0,0 45,0 45,45">
          <text:p/>
        </draw:polygon>
        <draw:path draw:style-name="gr10" draw:text-style-name="P4" draw:layer="layout" svg:width="0.218cm" svg:height="0.316cm" svg:x="11.564cm" svg:y="4.057cm" svg:viewBox="0 0 219 317" svg:d="M138 317v-76h-138v-36l145-205h32v205h42v36h-42v76zM138 205v-143l-100 143z">
          <text:p/>
        </draw:path>
        <draw:path draw:style-name="gr10" draw:text-style-name="P4" draw:layer="layout" svg:width="0.206cm" svg:height="0.322cm" svg:x="11.209cm" svg:y="3.11cm" svg:viewBox="0 0 207 323" svg:d="M0 162c0-38 4-68 12-91 7-22 19-40 34-52 15-13 34-19 57-19 17 0 32 3 45 10s24 17 32 30 15 28 20 47c4 18 7 43 7 75 0 37-4 67-12 90-7 23-19 40-34 53-15 12-34 18-58 18-30 0-54-11-72-33-21-26-31-69-31-128zM40 162c0 52 6 86 18 104 12 17 28 25 45 25 18 0 33-8 46-26 12-17 18-51 18-103s-6-87-18-104c-13-17-28-26-46-26s-32 8-43 23c-13 19-20 55-20 107z">
          <text:p/>
        </draw:path>
        <draw:polygon draw:style-name="gr10" draw:text-style-name="P4" draw:layer="layout" svg:width="0.044cm" svg:height="0.044cm" svg:x="11.476cm" svg:y="3.383cm" svg:viewBox="0 0 45 45" draw:points="0,45 0,0 45,0 45,45">
          <text:p/>
        </draw:polygon>
        <draw:path draw:style-name="gr10" draw:text-style-name="P4" draw:layer="layout" svg:width="0.208cm" svg:height="0.322cm" svg:x="11.575cm" svg:y="3.11cm" svg:viewBox="0 0 209 323" svg:d="M204 79l-39 3c-3-15-8-26-15-33-10-12-23-17-39-17-12 0-23 3-32 10-13 9-22 22-29 39-7 18-11 42-11 74 9-15 21-25 34-32 14-7 28-10 43-10 26 0 48 9 66 28s27 44 27 74c0 20-4 38-12 56-9 17-21 30-36 39s-32 13-51 13c-32 0-59-12-79-35-21-24-31-64-31-118 0-61 11-106 34-134 20-24 46-36 80-36 25 0 45 7 61 21s26 33 29 58zM45 215c0 14 3 27 8 39 6 12 14 21 24 28 10 6 21 9 32 9 17 0 31-6 43-19 12-14 18-32 18-54s-6-40-18-52c-12-13-26-19-44-19s-33 6-45 19c-12 12-18 29-18 49z">
          <text:p/>
        </draw:path>
        <draw:path draw:style-name="gr10" draw:text-style-name="P4" draw:layer="layout" svg:width="0.206cm" svg:height="0.322cm" svg:x="11.209cm" svg:y="2.165cm" svg:viewBox="0 0 207 323" svg:d="M0 162c0-38 4-68 12-91 7-22 19-40 34-52 15-13 34-19 57-19 17 0 32 3 45 10s24 17 32 30 15 28 20 47c4 18 7 43 7 75 0 37-4 67-12 90-7 23-19 40-34 53-15 12-34 18-58 18-30 0-54-11-72-33-21-26-31-69-31-128zM40 162c0 52 6 86 18 104 12 17 28 25 45 25 18 0 33-8 46-26 12-17 18-51 18-103s-6-87-18-104c-13-17-28-26-46-26s-32 8-43 23c-13 19-20 55-20 107z">
          <text:p/>
        </draw:path>
        <draw:polygon draw:style-name="gr10" draw:text-style-name="P4" draw:layer="layout" svg:width="0.044cm" svg:height="0.044cm" svg:x="11.476cm" svg:y="2.438cm" svg:viewBox="0 0 45 45" draw:points="0,45 0,0 45,0 45,45">
          <text:p/>
        </draw:polygon>
        <draw:path draw:style-name="gr10" draw:text-style-name="P4" draw:layer="layout" svg:width="0.208cm" svg:height="0.322cm" svg:x="11.577cm" svg:y="2.165cm" svg:viewBox="0 0 209 323" svg:d="M60 146c-16-6-28-14-36-25-7-11-11-24-11-39 0-23 8-43 25-58 16-16 38-24 66-24s50 8 67 24 25 36 25 59c0 14-4 27-12 38-7 11-19 19-35 25 20 7 35 17 45 31s15 31 15 50c0 28-10 50-29 69-19 18-44 27-75 27-32 0-57-9-76-27-19-19-29-42-29-70 0-20 5-37 16-51 10-14 25-24 44-29zM53 80c0 15 4 28 14 37 10 10 22 14 38 14 15 0 27-4 37-14 9-9 14-21 14-34 0-15-5-27-15-36-10-10-22-15-37-15s-27 5-37 14c-9 10-14 21-14 34zM40 227c0 11 3 21 8 32 5 10 13 18 23 24 11 6 22 8 34 8 19 0 34-6 46-18 12-11 18-27 18-45 0-19-6-34-18-47-13-12-29-18-47-18-19 0-34 6-46 18s-18 27-18 46z">
          <text:p/>
        </draw:path>
        <draw:path draw:style-name="gr10" draw:text-style-name="P4" draw:layer="layout" svg:width="0.116cm" svg:height="0.317cm" svg:x="11.239cm" svg:y="1.22cm" svg:viewBox="0 0 117 318" svg:d="M117 318h-39v-248c-9 9-22 18-37 27s-29 16-41 20v-38c22-10 41-22 57-37 17-14 28-28 35-42h25z">
          <text:p/>
        </draw:path>
        <draw:polygon draw:style-name="gr10" draw:text-style-name="P4" draw:layer="layout" svg:width="0.044cm" svg:height="0.044cm" svg:x="11.476cm" svg:y="1.493cm" svg:viewBox="0 0 45 45" draw:points="0,45 0,0 45,0 45,45">
          <text:p/>
        </draw:polygon>
        <draw:path draw:style-name="gr10" draw:text-style-name="P4" draw:layer="layout" svg:width="0.206cm" svg:height="0.322cm" svg:x="11.577cm" svg:y="1.22cm" svg:viewBox="0 0 207 323" svg:d="M0 162c0-38 4-68 12-91 7-22 19-40 34-52 15-13 34-19 57-19 17 0 32 3 45 10s24 17 32 30 15 28 20 47c4 18 7 43 7 75 0 37-4 67-12 90-7 23-19 40-34 53-15 12-34 18-58 18-30 0-54-11-72-33-21-26-31-69-31-128zM40 162c0 52 6 86 18 104 12 17 28 25 45 25 18 0 33-8 46-26 12-17 18-51 18-103s-6-87-18-104c-13-17-28-26-46-26s-32 8-43 23c-13 19-20 55-20 107z">
          <text:p/>
        </draw:path>
        <draw:path draw:style-name="gr9" draw:text-style-name="P3" draw:layer="layout" svg:width="0.315cm" svg:height="0.417cm" svg:x="2.459cm" svg:y="2.156cm" svg:viewBox="0 0 316 418" svg:d="M0 418v-418h157c32 0 57 4 77 13 19 8 34 21 45 39 11 17 16 36 16 55 0 18-4 34-14 50s-24 29-44 38c25 8 45 20 58 38 14 18 21 39 21 64 0 19-5 37-13 54s-18 30-30 39c-13 9-28 16-46 21-19 4-41 7-68 7zM55 175h91c24 0 42-1 52-4 14-5 25-11 32-21s11-22 11-37c0-14-3-26-10-36-7-11-16-18-29-22-12-4-33-6-63-6h-84zM55 368h104c18 0 31 0 38-2 13-2 23-6 32-11 8-5 16-13 21-23 6-10 8-22 8-35 0-16-4-30-12-41-8-12-19-20-33-24-14-5-34-7-61-7h-97z">
          <text:p/>
        </draw:path>
        <draw:path draw:style-name="gr9" draw:text-style-name="P3" draw:layer="layout" svg:width="0.278cm" svg:height="0.316cm" svg:x="2.825cm" svg:y="2.264cm" svg:viewBox="0 0 279 317" svg:d="M215 272c-19 16-37 28-55 35-17 6-36 10-56 10-34 0-59-9-77-25s-27-37-27-62c0-15 3-29 10-41s16-22 27-29c11-8 23-13 37-17 10-3 25-5 45-8 42-5 72-11 92-17 0-8 0-12 0-14 0-21-5-36-14-44-14-12-33-17-59-17-24 0-42 4-53 12-12 9-20 24-26 45l-50-7c4-21 12-39 22-52 11-13 26-23 46-30s42-11 68-11 47 3 63 9c17 6 29 14 36 23 8 9 13 21 16 35 2 9 3 25 3 47v69c0 47 1 78 3 90 2 13 7 25 13 37h-54c-5-11-8-23-10-38zM211 158c-19 7-47 14-84 19-21 3-36 7-45 10-9 4-15 10-20 17s-7 15-7 24c0 14 5 25 15 35 11 9 26 13 46 13s37-4 53-13c15-8 26-20 34-35 5-12 8-29 8-51z">
          <text:p/>
        </draw:path>
        <draw:polygon draw:style-name="gr9" draw:text-style-name="P3" draw:layer="layout" svg:width="0.051cm" svg:height="0.417cm" svg:x="3.165cm" svg:y="2.156cm" svg:viewBox="0 0 52 418" draw:points="0,418 0,0 52,0 52,418">
          <text:p/>
        </draw:polygon>
        <draw:path draw:style-name="gr9" draw:text-style-name="P3" draw:layer="layout" svg:width="0.315cm" svg:height="0.417cm" svg:x="3.462cm" svg:y="2.156cm" svg:viewBox="0 0 316 418" svg:d="M0 418v-418h157c32 0 57 4 77 13 19 8 34 21 45 39 11 17 16 36 16 55 0 18-4 34-14 50s-24 29-44 38c25 8 45 20 58 38 14 18 21 39 21 64 0 19-5 37-13 54s-18 30-30 39c-13 9-28 16-46 21-19 4-41 7-68 7zM55 175h91c24 0 42-1 52-4 14-5 25-11 32-21s11-22 11-37c0-14-3-26-10-36-7-11-16-18-29-22-12-4-33-6-63-6h-84zM55 368h104c18 0 31 0 38-2 13-2 23-6 32-11 8-5 16-13 21-23 6-10 8-22 8-35 0-16-4-30-12-41-8-12-19-20-33-24-14-5-34-7-61-7h-97z">
          <text:p/>
        </draw:path>
        <draw:path draw:style-name="gr9" draw:text-style-name="P3" draw:layer="layout" svg:width="0.398cm" svg:height="0.417cm" svg:x="3.85cm" svg:y="2.156cm" svg:viewBox="0 0 399 418" svg:d="M0 418v-418h83l99 296c9 27 16 48 20 62 5-16 12-38 22-67l100-291h75v418h-54v-350l-121 350h-50l-121-356v356z">
          <text:p/>
        </draw:path>
        <draw:path draw:style-name="gr9" draw:text-style-name="P3" draw:layer="layout" svg:width="0.288cm" svg:height="0.417cm" svg:x="4.299cm" svg:y="2.156cm" svg:viewBox="0 0 289 418" svg:d="M181 418v-100h-181v-47l191-271h42v271h56v47h-56v100zM181 271v-189l-131 189z">
          <text:p/>
        </draw:path>
        <draw:polygon draw:style-name="gr9" draw:text-style-name="P3" draw:layer="layout" svg:width="0.162cm" svg:height="0.431cm" svg:x="4.616cm" svg:y="2.149cm" svg:viewBox="0 0 163 432" draw:points="0,432 122,0 163,0 41,432">
          <text:p/>
        </draw:polygon>
        <draw:path draw:style-name="gr9" draw:text-style-name="P3" draw:layer="layout" svg:width="0.276cm" svg:height="0.418cm" svg:x="4.802cm" svg:y="2.162cm" svg:viewBox="0 0 277 419" svg:d="M0 303l54-5c4 26 13 46 28 59 14 13 32 20 52 20 25 0 46-9 63-28s26-43 26-74c0-29-8-52-25-69-16-17-38-26-65-26-16 0-31 4-44 12-14 7-24 17-32 29l-48-6 41-215h208v49h-167l-23 112c25-17 52-26 79-26 37 0 67 13 93 38 25 25 37 58 37 97 0 38-11 71-33 98-27 34-63 51-110 51-38 0-69-11-93-32s-38-49-41-84z">
          <text:p/>
        </draw:path>
        <draw:polygon draw:style-name="gr9" draw:text-style-name="P3" draw:layer="layout" svg:width="0.157cm" svg:height="0.051cm" svg:x="5.12cm" svg:y="2.396cm" svg:viewBox="0 0 158 52" draw:points="0,52 0,0 158,0 158,52">
          <text:p/>
        </draw:polygon>
        <draw:path draw:style-name="gr9" draw:text-style-name="P3" draw:layer="layout" svg:width="0.245cm" svg:height="0.309cm" svg:x="5.332cm" svg:y="2.271cm" svg:viewBox="0 0 246 310" svg:d="M200 303v-45c-24 35-56 52-96 52-18 0-35-4-50-11-16-6-27-15-35-25-7-11-13-23-16-38-2-11-3-27-3-48v-188h51v168c0 27 1 45 4 54 3 14 10 24 20 32 11 8 23 12 39 12 15 0 30-4 43-12 14-8 23-19 29-33 6-13 8-33 8-59v-162h52v303z">
          <text:p/>
        </draw:path>
        <draw:path draw:style-name="gr9" draw:text-style-name="P3" draw:layer="layout" svg:width="0.262cm" svg:height="0.424cm" svg:x="5.657cm" svg:y="2.264cm" svg:viewBox="0 0 263 425" svg:d="M0 425v-418h47v39c11-15 23-27 37-34 14-8 31-12 51-12 26 0 48 7 68 20s35 32 45 56 15 51 15 80c0 31-6 59-17 83-11 25-27 44-48 57-21 14-44 20-67 20-17 0-33-3-46-11-14-7-25-16-34-27v147zM46 160c0 39 8 68 24 86 16 19 35 28 58 28 22 0 42-10 58-29s25-49 25-89c0-39-8-68-24-87s-35-29-57-29-41 10-58 31c-17 20-26 50-26 89z">
          <text:p/>
        </draw:path>
        <draw:path draw:style-name="gr9" draw:text-style-name="P3" draw:layer="layout" svg:width="0.315cm" svg:height="0.417cm" svg:x="2.459cm" svg:y="2.979cm" svg:viewBox="0 0 316 418" svg:d="M0 418v-418h157c32 0 57 4 77 13 19 8 34 21 45 39 11 17 16 36 16 55 0 18-4 34-14 50s-24 29-44 38c25 8 45 20 58 38 14 18 21 39 21 64 0 19-5 37-13 54s-18 30-30 39c-13 9-28 16-46 21-19 4-41 7-68 7zM55 175h91c24 0 42-1 52-4 14-5 25-11 32-21s11-22 11-37c0-14-3-26-10-36-7-11-16-18-29-22-12-4-33-6-63-6h-84zM55 368h104c18 0 31 0 38-2 13-2 23-6 32-11 8-5 16-13 21-23 6-10 8-22 8-35 0-16-4-30-12-41-8-12-19-20-33-24-14-5-34-7-61-7h-97z">
          <text:p/>
        </draw:path>
        <draw:path draw:style-name="gr9" draw:text-style-name="P3" draw:layer="layout" svg:width="0.278cm" svg:height="0.316cm" svg:x="2.825cm" svg:y="3.087cm" svg:viewBox="0 0 279 317" svg:d="M215 272c-19 16-37 28-55 35-17 6-36 10-56 10-34 0-59-9-77-25s-27-37-27-62c0-15 3-29 10-41s16-22 27-29c11-8 23-13 37-17 10-3 25-5 45-8 42-5 72-11 92-17 0-8 0-12 0-14 0-21-5-36-14-44-14-12-33-17-59-17-24 0-42 4-53 12-12 9-20 24-26 45l-50-7c4-21 12-39 22-52 11-13 26-23 46-30s42-11 68-11 47 3 63 9c17 6 29 14 36 23 8 9 13 21 16 35 2 9 3 25 3 47v69c0 47 1 78 3 90 2 13 7 25 13 37h-54c-5-11-8-23-10-38zM211 158c-19 7-47 14-84 19-21 3-36 7-45 10-9 4-15 10-20 17s-7 15-7 24c0 14 5 25 15 35 11 9 26 13 46 13s37-4 53-13c15-8 26-20 34-35 5-12 8-29 8-51z">
          <text:p/>
        </draw:path>
        <draw:polygon draw:style-name="gr9" draw:text-style-name="P3" draw:layer="layout" svg:width="0.051cm" svg:height="0.417cm" svg:x="3.165cm" svg:y="2.979cm" svg:viewBox="0 0 52 418" draw:points="0,418 0,0 52,0 52,418">
          <text:p/>
        </draw:polygon>
        <draw:polygon draw:style-name="gr9" draw:text-style-name="P3" draw:layer="layout" svg:width="0.157cm" svg:height="0.051cm" svg:x="3.276cm" svg:y="3.22cm" svg:viewBox="0 0 158 52" draw:points="0,52 0,0 158,0 158,52">
          <text:p/>
        </draw:polygon>
        <draw:path draw:style-name="gr9" draw:text-style-name="P3" draw:layer="layout" svg:width="0.153cm" svg:height="0.418cm" svg:x="3.514cm" svg:y="2.978cm" svg:viewBox="0 0 154 419" svg:d="M154 419h-51v-326c-12 11-29 23-49 35s-38 21-54 26v-49c29-14 54-30 76-49 21-19 36-38 45-56h33z">
          <text:p/>
        </draw:path>
        <draw:path draw:style-name="gr9" draw:text-style-name="P3" draw:layer="layout" svg:width="0.272cm" svg:height="0.425cm" svg:x="3.799cm" svg:y="2.978cm" svg:viewBox="0 0 273 426" svg:d="M0 213c0-49 5-89 15-119s26-53 46-69c20-17 45-25 75-25 23 0 42 5 59 14s31 22 42 39 20 37 26 62c7 24 10 57 10 98 0 49-5 89-15 119-11 30-26 53-46 70-20 16-45 24-76 24-40 0-72-14-95-43-27-35-41-91-41-170zM53 213c0 69 8 115 24 137 16 23 36 34 59 34 24 0 44-11 60-34s24-68 24-137c0-68-8-114-24-137-16-22-36-34-60-34s-43 10-57 30c-17 26-26 73-26 141z">
          <text:p/>
        </draw:path>
        <draw:path draw:style-name="gr9" draw:text-style-name="P3" draw:layer="layout" svg:width="0.368cm" svg:height="0.431cm" svg:x="4.127cm" svg:y="2.972cm" svg:viewBox="0 0 369 432" svg:d="M314 278l55 14c-11 46-32 80-62 104s-67 36-111 36c-45 0-81-9-110-28-28-18-49-45-64-79-15-35-22-72-22-112 0-44 8-82 25-114s40-57 71-74 64-25 101-25c42 0 77 11 106 32 28 21 48 51 59 90l-54 12c-10-30-24-52-42-66-19-14-42-21-70-21-32 0-59 8-80 23-22 16-37 36-46 62s-13 53-13 80c0 36 5 67 16 93 10 27 26 47 48 60s45 20 71 20c31 0 57-9 78-27 22-18 36-45 44-80z">
          <text:p/>
        </draw:path>
        <draw:path draw:style-name="gr9" draw:text-style-name="P3" draw:layer="layout" svg:width="0.381cm" svg:height="0.417cm" svg:x="4.521cm" svg:y="2.979cm" svg:viewBox="0 0 382 418" svg:d="M162 418l-162-418h60l108 303c9 25 17 48 22 69 7-23 14-46 23-69l113-303h56l-163 418z">
          <text:p/>
        </draw:path>
        <draw:path draw:style-name="gr9" draw:text-style-name="P3" draw:layer="layout" svg:width="0.273cm" svg:height="0.426cm" svg:x="2.44cm" svg:y="3.808cm" svg:viewBox="0 0 274 427" svg:d="M0 309l51-7c6 29 16 50 30 63 15 13 32 19 52 19 24 0 45-8 61-25 17-16 25-37 25-62 0-23-7-43-23-58-15-15-35-23-59-23-9 0-21 2-36 6l6-45c3 0 6 0 8 0 22 0 42-5 59-17 18-11 27-29 27-53 0-18-7-34-20-46-12-13-29-19-49-19s-37 6-50 19-22 31-25 56l-52-9c6-34 21-61 43-80s50-28 83-28c23 0 44 5 63 15 19 9 34 23 44 40s15 35 15 54c0 18-5 34-14 49-10 15-24 26-43 35 24 6 44 18 57 36 14 18 21 40 21 67 0 36-13 67-40 93-27 25-60 38-101 38-37 0-67-11-92-33-24-22-38-50-41-85z">
          <text:p/>
        </draw:path>
        <draw:polygon draw:style-name="gr9" draw:text-style-name="P3" draw:layer="layout" svg:width="0.344cm" svg:height="0.417cm" svg:x="2.782cm" svg:y="3.81cm" svg:viewBox="0 0 345 418" draw:points="0,418 0,0 55,0 55,207 263,0 338,0 162,169 345,418 272,418 124,206 55,273 55,418">
          <text:p/>
        </draw:polygon>
        <draw:polygon draw:style-name="gr9" draw:text-style-name="P3" draw:layer="layout" svg:width="0.157cm" svg:height="0.051cm" svg:x="3.146cm" svg:y="4.05cm" svg:viewBox="0 0 158 52" draw:points="0,52 0,0 158,0 158,52">
          <text:p/>
        </draw:polygon>
        <draw:path draw:style-name="gr9" draw:text-style-name="P3" draw:layer="layout" svg:width="0.315cm" svg:height="0.417cm" svg:x="3.364cm" svg:y="3.81cm" svg:viewBox="0 0 316 418" svg:d="M0 418v-418h157c32 0 57 4 77 13 19 8 34 21 45 39 11 17 16 36 16 55 0 18-4 34-14 50s-24 29-44 38c25 8 45 20 58 38 14 18 21 39 21 64 0 19-5 37-13 54s-18 30-30 39c-13 9-28 16-46 21-19 4-41 7-68 7zM55 175h91c24 0 42-1 52-4 14-5 25-11 32-21s11-22 11-37c0-14-3-26-10-36-7-11-16-18-29-22-12-4-33-6-63-6h-84zM55 368h104c18 0 31 0 38-2 13-2 23-6 32-11 8-5 16-13 21-23 6-10 8-22 8-35 0-16-4-30-12-41-8-12-19-20-33-24-14-5-34-7-61-7h-97z">
          <text:p/>
        </draw:path>
        <draw:path draw:style-name="gr9" draw:text-style-name="P3" draw:layer="layout" svg:width="0.398cm" svg:height="0.417cm" svg:x="3.753cm" svg:y="3.81cm" svg:viewBox="0 0 399 418" svg:d="M0 418v-418h83l99 296c9 27 16 48 20 62 5-16 12-38 22-67l100-291h75v418h-54v-350l-121 350h-50l-121-356v356z">
          <text:p/>
        </draw:path>
        <draw:path draw:style-name="gr9" draw:text-style-name="P3" draw:layer="layout" svg:width="0.288cm" svg:height="0.417cm" svg:x="4.202cm" svg:y="3.81cm" svg:viewBox="0 0 289 418" svg:d="M181 418v-100h-181v-47l191-271h42v271h56v47h-56v100zM181 271v-189l-131 189z">
          <text:p/>
        </draw:path>
        <draw:polygon draw:style-name="gr9" draw:text-style-name="P3" draw:layer="layout" svg:width="0.162cm" svg:height="0.431cm" svg:x="4.519cm" svg:y="3.803cm" svg:viewBox="0 0 163 432" draw:points="0,432 122,0 163,0 41,432">
          <text:p/>
        </draw:polygon>
        <draw:path draw:style-name="gr9" draw:text-style-name="P3" draw:layer="layout" svg:width="0.276cm" svg:height="0.418cm" svg:x="4.704cm" svg:y="3.816cm" svg:viewBox="0 0 277 419" svg:d="M0 303l54-5c4 26 13 46 28 59 14 13 32 20 52 20 25 0 46-9 63-28s26-43 26-74c0-29-8-52-25-69-16-17-38-26-65-26-16 0-31 4-44 12-14 7-24 17-32 29l-48-6 41-215h208v49h-167l-23 112c25-17 52-26 79-26 37 0 67 13 93 38 25 25 37 58 37 97 0 38-11 71-33 98-27 34-63 51-110 51-38 0-69-11-93-32s-38-49-41-84z">
          <text:p/>
        </draw:path>
        <draw:polygon draw:style-name="gr9" draw:text-style-name="P3" draw:layer="layout" svg:width="0.157cm" svg:height="0.051cm" svg:x="5.022cm" svg:y="4.05cm" svg:viewBox="0 0 158 52" draw:points="0,52 0,0 158,0 158,52">
          <text:p/>
        </draw:polygon>
        <draw:path draw:style-name="gr9" draw:text-style-name="P3" draw:layer="layout" svg:width="0.245cm" svg:height="0.309cm" svg:x="5.235cm" svg:y="3.925cm" svg:viewBox="0 0 246 310" svg:d="M200 303v-45c-24 35-56 52-96 52-18 0-35-4-50-11-16-6-27-15-35-25-7-11-13-23-16-38-2-11-3-27-3-48v-188h51v168c0 27 1 45 4 54 3 14 10 24 20 32 11 8 23 12 39 12 15 0 30-4 43-12 14-8 23-19 29-33 6-13 8-33 8-59v-162h52v303z">
          <text:p/>
        </draw:path>
        <draw:path draw:style-name="gr9" draw:text-style-name="P3" draw:layer="layout" svg:width="0.262cm" svg:height="0.424cm" svg:x="5.56cm" svg:y="3.918cm" svg:viewBox="0 0 263 425" svg:d="M0 425v-418h47v39c11-15 23-27 37-34 14-8 31-12 51-12 26 0 48 7 68 20s35 32 45 56 15 51 15 80c0 31-6 59-17 83-11 25-27 44-48 57-21 14-44 20-67 20-17 0-33-3-46-11-14-7-25-16-34-27v147zM46 160c0 39 8 68 24 86 16 19 35 28 58 28 22 0 42-10 58-29s25-49 25-89c0-39-8-68-24-87s-35-29-57-29-41 10-58 31c-17 20-26 50-26 89z">
          <text:p/>
        </draw:path>
        <draw:path draw:style-name="gr9" draw:text-style-name="P3" draw:layer="layout" svg:width="0.273cm" svg:height="0.426cm" svg:x="2.44cm" svg:y="4.632cm" svg:viewBox="0 0 274 427" svg:d="M0 309l51-7c6 29 16 50 30 63 15 13 32 19 52 19 24 0 45-8 61-25 17-16 25-37 25-62 0-23-7-43-23-58-15-15-35-23-59-23-9 0-21 2-36 6l6-45c3 0 6 0 8 0 22 0 42-5 59-17 18-11 27-29 27-53 0-18-7-34-20-46-12-13-29-19-49-19s-37 6-50 19-22 31-25 56l-52-9c6-34 21-61 43-80s50-28 83-28c23 0 44 5 63 15 19 9 34 23 44 40s15 35 15 54c0 18-5 34-14 49-10 15-24 26-43 35 24 6 44 18 57 36 14 18 21 40 21 67 0 36-13 67-40 93-27 25-60 38-101 38-37 0-67-11-92-33-24-22-38-50-41-85z">
          <text:p/>
        </draw:path>
        <draw:polygon draw:style-name="gr9" draw:text-style-name="P3" draw:layer="layout" svg:width="0.344cm" svg:height="0.417cm" svg:x="2.782cm" svg:y="4.633cm" svg:viewBox="0 0 345 418" draw:points="0,418 0,0 55,0 55,207 263,0 338,0 162,169 345,418 272,418 124,206 55,273 55,418">
          <text:p/>
        </draw:polygon>
        <draw:polygon draw:style-name="gr9" draw:text-style-name="P3" draw:layer="layout" svg:width="0.157cm" svg:height="0.051cm" svg:x="3.146cm" svg:y="4.873cm" svg:viewBox="0 0 158 52" draw:points="0,52 0,0 158,0 158,52">
          <text:p/>
        </draw:polygon>
        <draw:path draw:style-name="gr9" draw:text-style-name="P3" draw:layer="layout" svg:width="0.153cm" svg:height="0.418cm" svg:x="3.385cm" svg:y="4.632cm" svg:viewBox="0 0 154 419" svg:d="M154 419h-51v-326c-12 11-29 23-49 35s-38 21-54 26v-49c29-14 54-30 76-49 21-19 36-38 45-56h33z">
          <text:p/>
        </draw:path>
        <draw:path draw:style-name="gr9" draw:text-style-name="P3" draw:layer="layout" svg:width="0.272cm" svg:height="0.425cm" svg:x="3.67cm" svg:y="4.632cm" svg:viewBox="0 0 273 426" svg:d="M0 213c0-49 5-89 15-119s26-53 46-69c20-17 45-25 75-25 23 0 42 5 59 14s31 22 42 39 20 37 26 62c7 24 10 57 10 98 0 49-5 89-15 119-11 30-26 53-46 70-20 16-45 24-76 24-40 0-72-14-95-43-27-35-41-91-41-170zM53 213c0 69 8 115 24 137 16 23 36 34 59 34 24 0 44-11 60-34s24-68 24-137c0-68-8-114-24-137-16-22-36-34-60-34s-43 10-57 30c-17 26-26 73-26 141z">
          <text:p/>
        </draw:path>
        <draw:path draw:style-name="gr9" draw:text-style-name="P3" draw:layer="layout" svg:width="0.368cm" svg:height="0.431cm" svg:x="3.998cm" svg:y="4.626cm" svg:viewBox="0 0 369 432" svg:d="M314 278l55 14c-11 46-32 80-62 104s-67 36-111 36c-45 0-81-9-110-28-28-18-49-45-64-79-15-35-22-72-22-112 0-44 8-82 25-114s40-57 71-74 64-25 101-25c42 0 77 11 106 32 28 21 48 51 59 90l-54 12c-10-30-24-52-42-66-19-14-42-21-70-21-32 0-59 8-80 23-22 16-37 36-46 62s-13 53-13 80c0 36 5 67 16 93 10 27 26 47 48 60s45 20 71 20c31 0 57-9 78-27 22-18 36-45 44-80z">
          <text:p/>
        </draw:path>
        <draw:path draw:style-name="gr9" draw:text-style-name="P3" draw:layer="layout" svg:width="0.381cm" svg:height="0.417cm" svg:x="4.392cm" svg:y="4.633cm" svg:viewBox="0 0 382 418" svg:d="M162 418l-162-418h60l108 303c9 25 17 48 22 69 7-23 14-46 23-69l113-303h56l-163 418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76" draw:style="rect" draw:dots1="1" draw:dots1-length="0.071cm" draw:distance="0.116cm"/>
    <draw:stroke-dash draw:name="dash78" draw:style="rect" draw:dots1="1" draw:dots1-length="0.071cm" draw:distance="0.11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05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05-11T15:30:33.831073536</dc:date>
    <meta:editing-duration>PT59S</meta:editing-duration>
    <meta:editing-cycles>1</meta:editing-cycles>
    <meta:document-statistic meta:object-count="122"/>
    <meta:generator>LibreOffice/6.0.7.3$Linux_X86_64 LibreOffice_project/00m0$Build-3</meta:generator>
  </office:meta>
</office:document-meta>
</file>